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9.79mm"/>
    </style:style>
    <style:style style:name="co3" style:family="table-column">
      <style:table-column-properties fo:break-before="auto" style:column-width="12.51mm"/>
    </style:style>
    <style:style style:name="co4" style:family="table-column">
      <style:table-column-properties fo:break-before="auto" style:column-width="63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4.82mm" fo:break-before="auto" style:use-optimal-row-height="false"/>
    </style:style>
    <style:style style:name="ro4" style:family="table-row">
      <style:table-row-properties style:row-height="5.59mm" fo:break-before="auto" style:use-optimal-row-height="false"/>
    </style:style>
    <style:style style:name="ro5" style:family="table-row">
      <style:table-row-properties style:row-height="5.98mm" fo:break-before="auto" style:use-optimal-row-height="false"/>
    </style:style>
    <style:style style:name="ro6" style:family="table-row">
      <style:table-row-properties style:row-height="5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ue</text:p>
          </table:table-cell>
          <table:table-cell table:number-columns-repeated="5"/>
          <table:table-cell table:style-name="ce10"/>
          <table:table-cell/>
        </table:table-row>
        <table:table-row table:style-name="ro1">
          <table:table-cell office:value-type="string" calcext:value-type="string">
            <text:p><text:span text:style-name="T1">2873 &amp; </text:span>3092</text:p>
          </table:table-cell>
          <table:table-cell office:value-type="string" calcext:value-type="string">
            <text:p>mentioned to give an idea of the state of lang/project and when it might be ready for release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quiring about state of issue and when it will complete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table:number-columns-repeated="6"/>
          <table:table-cell table:style-name="ce10"/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li not working, question poster knew about an issue in tracker, answerer commented on actual issue and mentioned back in chat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sking if someone faced this error</text:p>
          </table:table-cell>
          <table:table-cell table:number-columns-repeated="4"/>
          <table:table-cell table:style-name="ce10"/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ssue relevant to problem at han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new issue created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d and fixed issue</text:p>
          </table:table-cell>
          <table:table-cell table:number-columns-repeated="4"/>
          <table:table-cell table:style-name="ce10"/>
          <table:table-cell table:style-name="ce12" office:value-type="string" calcext:value-type="string">
            <text:p>Pull Request Feature Add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ing for learning &amp; contribution (just like OSS) or assignment</text:p>
          </table:table-cell>
          <table:table-cell table:number-columns-repeated="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reated to allow people to give feedback, mentioned for information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needs help- can anyone help me with this (general help q)</text:p>
          </table:table-cell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10"/>
          <table:table-cell/>
        </table:table-row>
        <table:table-row table:style-name="ro1">
          <table:table-cell office:value-type="string" calcext:value-type="string">
            <text:p>deeplearning</text:p>
          </table:table-cell>
          <table:table-cell table:number-columns-repeated="5"/>
          <table:table-cell table:style-name="ce10"/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opened issue on encountering a problem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opened an issue 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pened an issue </text:p>
          </table:table-cell>
          <table:table-cell table:number-columns-repeated="4"/>
          <table:table-cell table:style-name="ce10"/>
          <table:table-cell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opened an issue to describe process</text:p>
          </table:table-cell>
          <table:table-cell table:number-columns-repeated="4"/>
          <table:table-cell table:style-name="ce10"/>
          <table:table-cell/>
        </table:table-row>
        <table:table-row table:style-name="ro3">
          <table:table-cell office:value-type="float" office:value="3577" calcext:value-type="float">
            <text:p>3577</text:p>
          </table:table-cell>
          <table:table-cell office:value-type="string" calcext:value-type="string">
            <text:p>opened an issue 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opened an issue 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opened an issue to add feature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string" calcext:value-type="string">
            <text:p>opened an issue � memory lea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eveloper mentioned that 318 is in his current todo list 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 we close it? Yes, there was <text:s/>a PR that fixed it</text:p>
          </table:table-cell>
          <table:table-cell table:number-columns-repeated="6"/>
        </table:table-row>
        <table:table-row table:style-name="ro4">
          <table:table-cell office:value-type="float" office:value="3573" calcext:value-type="float">
            <text:p>3573</text:p>
          </table:table-cell>
          <table:table-cell office:value-type="string" calcext:value-type="string">
            <text:p>not clear � Information- Issue related to UIServer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mment on issue</text:p>
          </table:table-cell>
          <table:table-cell table:number-columns-repeated="6"/>
        </table:table-row>
        <table:table-row table:style-name="ro5">
          <table:table-cell office:value-type="float" office:value="2240" calcext:value-type="float">
            <text:p>2240</text:p>
          </table:table-cell>
          <table:table-cell office:value-type="string" calcext:value-type="string">
            <text:p>asking for commenting on issue if someone was able to do(build) what issue is about</text:p>
          </table:table-cell>
          <table:table-cell table:number-columns-repeated="6"/>
        </table:table-row>
        <table:table-row table:style-name="ro6"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cknowledgement � mentioning a previously created issue by him due to JVM crash</text:p>
          </table:table-cell>
          <table:table-cell table:number-columns-repeated="6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Error � answerer says it might be related to this issu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ays that it does not seem resolved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ssue closed but someone saying it has another part that needs to be resolved, developer asking to break the parts into seperate issues</text:p>
          </table:table-cell>
          <table:table-cell table:number-columns-repeated="6"/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string" calcext:value-type="string">
            <text:p>thanking developer for implementing issue and also pointing to issue comm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requesting resolving this issue</text:p>
          </table:table-cell>
          <table:table-cell table:number-columns-repeated="6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asking if resolved or not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gular</text:p>
          </table:table-cell>
          <table:table-cell table:number-columns-repeated="7"/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string" calcext:value-type="string">
            <text:p>Help – reference – feature not supported</text:p>
          </table:table-cell>
          <table:table-cell table:number-columns-repeated="6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not clear- seems like he fixed issue 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opened issue - question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elping - Reference – acknowledge issue exist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980 &amp; 690</text:p>
          </table:table-cell>
          <table:table-cell office:value-type="string" calcext:value-type="string">
            <text:p>not clear</text:p>
          </table:table-cell>
          <table:table-cell table:number-columns-repeated="6"/>
        </table:table-row>
        <table:table-row table:style-name="ro1">
          <table:table-cell office:value-type="float" office:value="31360" calcext:value-type="float">
            <text:p>31360</text:p>
          </table:table-cell>
          <table:table-cell office:value-type="string" calcext:value-type="string">
            <text:p>not clear</text:p>
          </table:table-cell>
          <table:table-cell table:number-columns-repeated="6"/>
        </table:table-row>
        <table:table-row table:style-name="ro1">
          <table:table-cell office:value-type="float" office:value="10696" calcext:value-type="float">
            <text:p>10696</text:p>
          </table:table-cell>
          <table:table-cell office:value-type="string" calcext:value-type="string">
            <text:p>informing someone that issue is fixed already</text:p>
          </table:table-cell>
          <table:table-cell table:number-columns-repeated="4"/>
          <table:table-cell table:style-name="ce11"/>
          <table:table-cell/>
        </table:table-row>
        <table:table-row table:style-name="ro1">
          <table:table-cell office:value-type="float" office:value="18221" calcext:value-type="float">
            <text:p>18221</text:p>
          </table:table-cell>
          <table:table-cell office:value-type="string" calcext:value-type="string">
            <text:p>not clear- seems annoyed by issue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18221" calcext:value-type="float">
            <text:p>18221</text:p>
          </table:table-cell>
          <table:table-cell office:value-type="string" calcext:value-type="string">
            <text:p>not clear- calling it issue trolling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18221" calcext:value-type="float">
            <text:p>18221</text:p>
          </table:table-cell>
          <table:table-cell office:value-type="string" calcext:value-type="string">
            <text:p>Questioning – Why closed without commenting reason of closing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18221" calcext:value-type="float">
            <text:p>18221</text:p>
          </table:table-cell>
          <table:table-cell office:value-type="string" calcext:value-type="string">
            <text:p>asking if mentioned has seen this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27231" calcext:value-type="float">
            <text:p>27231</text:p>
          </table:table-cell>
          <table:table-cell office:value-type="string" calcext:value-type="string">
            <text:p>not clear- seems like help-reference</text:p>
          </table:table-cell>
          <table:table-cell table:number-columns-repeated="4"/>
          <table:table-cell table:style-name="ce10"/>
          <table:table-cell/>
        </table:table-row>
        <table:table-row table:style-name="ro1">
          <table:table-cell office:value-type="float" office:value="14204" calcext:value-type="float">
            <text:p>14204</text:p>
          </table:table-cell>
          <table:table-cell office:value-type="string" calcext:value-type="string">
            <text:p>helping- reference- relevant discussion on question</text:p>
          </table:table-cell>
          <table:table-cell table:number-columns-repeated="6"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Asking help- Reference – acknowledging issue exists 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ala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ot clear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ug I’m referring to (not clear)</text:p>
          </table:table-cell>
          <table:table-cell table:number-columns-repeated="6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error- helped with issue link. See this issue for such kind of hygiene problems</text:p>
          </table:table-cell>
          <table:table-cell table:number-columns-repeated="6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you might look at this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issue specific question. what’s non-obvious imports in this issu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request for merging an open PR</text:p>
          </table:table-cell>
          <table:table-cell table:number-columns-repeated="6"/>
        </table:table-row>
        <table:table-row table:style-name="ro1">
          <table:table-cell office:value-type="float" office:value="10866" calcext:value-type="float">
            <text:p>10866</text:p>
          </table:table-cell>
          <table:table-cell office:value-type="string" calcext:value-type="string">
            <text:p>opened new issue</text:p>
          </table:table-cell>
          <table:table-cell table:number-columns-repeated="6"/>
        </table:table-row>
        <table:table-row table:style-name="ro1">
          <table:table-cell office:value-type="float" office:value="11125" calcext:value-type="float">
            <text:p>11125</text:p>
          </table:table-cell>
          <table:table-cell office:value-type="string" calcext:value-type="string">
            <text:p>is there an open issue for doing this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string" calcext:value-type="string">
            <text:p>asking someone to test changes which are ready to be merged</text:p>
          </table:table-cell>
          <table:table-cell table:number-columns-repeated="6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uggests to see comments on issue for information </text:p>
          </table:table-cell>
          <table:table-cell table:number-columns-repeated="6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string" calcext:value-type="string">
            <text:p><text:s/>discussion on what’s reported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 the solution been devised for this issue ye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00-00-00</text:date>, <text:time style:data-style-name="N2" text:time-value="11:35:53.603737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6:25:47.964684962</meta:creation-date>
    <dc:date>2020-03-23T11:37:05.227590253</dc:date>
    <meta:editing-duration>PT8H37M24S</meta:editing-duration>
    <meta:editing-cycles>72</meta:editing-cycles>
    <meta:generator>LibreOffice/6.0.7.3$Linux_X86_64 LibreOffice_project/00m0$Build-3</meta:generator>
    <meta:document-statistic meta:table-count="1" meta:cell-count="117" meta:object-count="0"/>
    <meta:user-defined meta:name=""/>
  </office:meta>
</office:document-meta>
</file>